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false" draw:fit-to-size="true" style:shrink-to-fit="false" fo:min-height="1.43cm"/>
      <style:paragraph-properties style:writing-mode="lr-tb"/>
    </style:style>
    <style:style style:name="gr2" style:family="graphic" style:parent-style-name="standard">
      <style:graphic-properties draw:stroke="none" svg:stroke-color="#2a6099" draw:fill="none" draw:fill-color="#2a6099" draw:textarea-horizontal-align="left" draw:auto-grow-height="true" draw:auto-grow-width="false" fo:min-height="1.423cm" fo:min-width="0.524cm"/>
      <style:paragraph-properties style:writing-mode="lr-tb"/>
    </style:style>
    <style:style style:name="gr3" style:family="graphic" style:parent-style-name="objectwithoutfill">
      <style:graphic-properties draw:stroke="solid" svg:stroke-color="#2a6099" draw:fill="none" draw:fill-color="#000000" draw:textarea-vertical-align="middle"/>
    </style:style>
    <style:style style:name="gr4" style:family="graphic" style:parent-style-name="objectwithoutfill">
      <style:graphic-properties draw:stroke="solid" svg:stroke-color="#2a6099" draw:marker-end="Arrowheads_20_1" draw:marker-end-width="0.3cm" draw:fill="none" draw:fill-color="#000000" draw:textarea-vertical-align="middle"/>
    </style:style>
    <style:style style:name="gr5" style:family="graphic" style:parent-style-name="objectwithoutfill">
      <style:graphic-properties draw:stroke="solid" svg:stroke-color="#2a6099" draw:fill="none" draw:textarea-vertical-align="middle"/>
    </style:style>
    <style:style style:name="gr6" style:family="graphic" style:parent-style-name="standard">
      <style:graphic-properties draw:stroke="none" svg:stroke-color="#2a6099" draw:fill="none" draw:fill-color="#2a6099" draw:textarea-horizontal-align="left" draw:auto-grow-height="false" draw:auto-grow-width="false" draw:fit-to-size="true" style:shrink-to-fit="false" fo:min-height="0.712cm" fo:min-width="0.524cm"/>
      <style:paragraph-properties style:writing-mode="lr-tb"/>
    </style:style>
    <style:style style:name="gr7" style:family="graphic" style:parent-style-name="standard">
      <style:graphic-properties draw:stroke="none" svg:stroke-color="#2a6099" draw:fill="none" draw:fill-color="#2a6099" draw:textarea-horizontal-align="left" draw:auto-grow-height="false" draw:auto-grow-width="false" draw:fit-to-size="false" style:shrink-to-fit="true" fo:min-height="0.712cm" fo:min-width="0.524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fill-color="#000000" draw:textarea-horizontal-align="justify" draw:textarea-vertical-align="middle" draw:auto-grow-height="false" fo:min-height="5.415cm" fo:min-width="14.69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9cm" draw:marker-end-width="0.279cm" draw:fill="none" draw:fill-color="#000000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-dash="Double_20_Dot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-dash="Long_20_Dash_20_Dot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2a6099" draw:textarea-horizontal-align="justify" draw:textarea-vertical-align="middle" draw:auto-grow-height="false" fo:min-height="0.11cm" fo:min-width="0cm"/>
      <style:paragraph-properties style:writing-mode="lr-tb"/>
    </style:style>
    <style:style style:name="gr13" style:family="graphic" style:parent-style-name="standard">
      <style:graphic-properties svg:stroke-color="#2a6099" draw:textarea-horizontal-align="justify" draw:textarea-vertical-align="middle" draw:auto-grow-height="false" fo:min-height="0.12cm" fo:min-width="0cm"/>
      <style:paragraph-properties style:writing-mode="lr-tb"/>
    </style:style>
    <style:style style:name="gr14" style:family="graphic" style:parent-style-name="objectwithoutfill">
      <style:graphic-properties draw:stroke="solid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false" fo:min-height="0.1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false" draw:fit-to-size="true" style:shrink-to-fit="false" fo:min-height="0.1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9" style:family="graphic" style:parent-style-name="objectwithoutfill">
      <style:graphic-properties draw:stroke="solid" svg:stroke-color="#2a6099" draw:marker-end="Arrowheads_20_2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false" draw:fit-to-size="false" style:shrink-to-fit="true" fo:min-height="0.512cm"/>
      <style:paragraph-properties style:writing-mode="lr-tb"/>
    </style:style>
    <style:style style:name="gr21" style:family="graphic" style:parent-style-name="objectwithoutfill">
      <style:graphic-properties draw:stroke="solid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false" draw:fit-to-size="true" style:shrink-to-fit="false" fo:min-height="0cm"/>
      <style:paragraph-properties style:writing-mode="lr-tb"/>
    </style:style>
    <style:style style:name="gr23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fit-to-size="false" style:shrink-to-fit="true" fo:min-height="0.893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204cm" fo:min-width="0.517cm"/>
    </style:style>
    <style:style style:name="co1" style:family="table-column">
      <style:table-column-properties style:column-width="1.735cm" style:use-optimal-column-width="false"/>
    </style:style>
    <style:style style:name="co2" style:family="table-column">
      <style:table-column-properties style:column-width="1.323cm" style:use-optimal-column-width="false"/>
    </style:style>
    <style:style style:name="co3" style:family="table-column">
      <style:table-column-properties style:column-width="3.485cm" style:use-optimal-column-width="false"/>
    </style:style>
    <style:style style:name="ro1" style:family="table-row">
      <style:table-row-properties style:row-height="1.305cm" style:use-optimal-row-height="false"/>
    </style:style>
    <style:style style:name="ro2" style:family="table-row">
      <style:table-row-properties style:row-height="1.099cm" style:use-optimal-row-height="false"/>
    </style:style>
    <style:style style:name="ro3" style:family="table-row">
      <style:table-row-properties style:row-height="1.068cm" style:use-optimal-row-height="false"/>
    </style:style>
    <style:style style:name="ro4" style:family="table-row">
      <style:table-row-properties style:row-height="1.074cm" style:use-optimal-row-height="false"/>
    </style:style>
    <style:style style:name="ce1" style:family="table-cell">
      <loext:graphic-properties draw:fill-color="#eeeeee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/>
      <style:paragraph-properties fo:border="0.03pt solid #00000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2a6099"/>
      <style:paragraph-properties style:writing-mode="lr-tb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0000" loext:opacity="100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1.27cm" svg:x="2.143cm" svg:y="1.254cm">
          <draw:text-box>
            <text:p><text:span text:style-name="T1">PRANDTL-FA</text:span> gliding wing.</text:p>
          </draw:text-box>
        </draw:frame>
        <draw:frame draw:style-name="gr2" draw:text-style-name="P2" draw:layer="layout" svg:width="0.762cm" svg:height="1.673cm" svg:x="10.779cm" svg:y="2.705cm">
          <draw:text-box>
            <text:p>L</text:p>
          </draw:text-box>
        </draw:frame>
        <draw:g>
          <draw:line draw:style-name="gr3" draw:text-style-name="P3" draw:layer="layout" svg:x1="3.54cm" svg:y1="3.54cm" svg:x2="3.54cm" svg:y2="2.778cm">
            <text:p/>
          </draw:line>
          <draw:line draw:style-name="gr3" draw:text-style-name="P3" draw:layer="layout" svg:x1="18.78cm" svg:y1="3.54cm" svg:x2="18.78cm" svg:y2="2.778cm">
            <text:p/>
          </draw:line>
          <draw:line draw:style-name="gr4" draw:text-style-name="P3" draw:layer="layout" svg:x1="10.779cm" svg:y1="3.159cm" svg:x2="3.54cm" svg:y2="3.159cm">
            <text:p/>
          </draw:line>
          <draw:line draw:style-name="gr4" draw:text-style-name="P3" draw:layer="layout" svg:x1="11.541cm" svg:y1="3.159cm" svg:x2="18.78cm" svg:y2="3.159cm">
            <text:p/>
          </draw:line>
        </draw:g>
        <draw:frame draw:style-name="standard" draw:layer="layout" svg:width="6.542cm" svg:height="6.681cm" svg:x="1.674cm" svg:y="10.7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Dim</text:p>
              </table:table-cell>
              <table:table-cell>
                <text:p text:style-name="P4"><text:span text:style-name="T2">U</text:span></text:p>
              </table:table-cell>
              <table:table-cell>
                <text:p text:style-name="P4"><text:span text:style-name="T3"><text:s/></text:span><text:span text:style-name="T3">L⋅U÷70</text:span></text:p>
              </table:table-cell>
            </table:table-row>
            <table:table-row table:style-name="ro2" table:default-cell-style-name="ce2">
              <table:table-cell>
                <text:p>a</text:p>
              </table:table-cell>
              <table:table-cell>
                <text:p>4</text:p>
              </table:table-cell>
              <table:table-cell/>
            </table:table-row>
            <table:table-row table:style-name="ro3" table:default-cell-style-name="ce2">
              <table:table-cell>
                <text:p>b</text:p>
              </table:table-cell>
              <table:table-cell>
                <text:p>8</text:p>
              </table:table-cell>
              <table:table-cell/>
            </table:table-row>
            <table:table-row table:style-name="ro3" table:default-cell-style-name="ce2">
              <table:table-cell>
                <text:p>c</text:p>
              </table:table-cell>
              <table:table-cell>
                <text:p>3</text:p>
              </table:table-cell>
              <table:table-cell/>
            </table:table-row>
            <table:table-row table:style-name="ro3" table:default-cell-style-name="ce2">
              <table:table-cell>
                <text:p>d</text:p>
              </table:table-cell>
              <table:table-cell>
                <text:p>10</text:p>
              </table:table-cell>
              <table:table-cell/>
            </table:table-row>
            <table:table-row table:style-name="ro4" table:default-cell-style-name="ce2">
              <table:table-cell>
                <text:p>e</text:p>
              </table:table-cell>
              <table:table-cell>
                <text:p>2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g>
          <draw:line draw:style-name="gr5" draw:text-style-name="P5" draw:layer="layout" svg:x1="3.286cm" svg:y1="6.842cm" svg:x2="2.524cm" svg:y2="6.842cm">
            <text:p/>
          </draw:line>
          <draw:line draw:style-name="gr5" draw:text-style-name="P5" draw:layer="layout" svg:x1="3.286cm" svg:y1="5.953cm" svg:x2="2.524cm" svg:y2="5.953cm">
            <text:p/>
          </draw:line>
          <draw:line draw:style-name="gr5" draw:text-style-name="P5" draw:layer="layout" svg:x1="3.286cm" svg:y1="7.731cm" svg:x2="2.524cm" svg:y2="7.731cm">
            <text:p/>
          </draw:line>
          <draw:line draw:style-name="gr5" draw:text-style-name="P5" draw:layer="layout" svg:x1="3.286cm" svg:y1="9.509cm" svg:x2="2.524cm" svg:y2="9.509cm">
            <text:p/>
          </draw:line>
          <draw:line draw:style-name="gr4" draw:text-style-name="P3" draw:layer="layout" svg:x1="2.905cm" svg:y1="8.366cm" svg:x2="2.905cm" svg:y2="7.731cm">
            <text:p/>
          </draw:line>
          <draw:line draw:style-name="gr4" draw:text-style-name="P3" draw:layer="layout" svg:x1="2.905cm" svg:y1="8.874cm" svg:x2="2.905cm" svg:y2="9.509cm">
            <text:p/>
          </draw:line>
          <draw:frame draw:style-name="gr6" draw:text-style-name="P2" draw:layer="layout" svg:width="0.762cm" svg:height="0.762cm" svg:x="2.524cm" svg:y="6.969cm">
            <draw:text-box>
              <text:p>a</text:p>
            </draw:text-box>
          </draw:frame>
          <draw:frame draw:style-name="gr6" draw:text-style-name="P2" draw:layer="layout" svg:width="0.762cm" svg:height="0.762cm" svg:x="2.524cm" svg:y="8.276cm">
            <draw:text-box>
              <text:p>b</text:p>
            </draw:text-box>
          </draw:frame>
          <draw:frame draw:style-name="gr6" draw:text-style-name="P2" draw:layer="layout" svg:width="0.762cm" svg:height="0.762cm" svg:x="2.524cm" svg:y="6.08cm">
            <draw:text-box>
              <text:p>a</text:p>
            </draw:text-box>
          </draw:frame>
        </draw:g>
        <draw:line draw:style-name="gr3" draw:text-style-name="P3" draw:layer="layout" svg:x1="3.54cm" svg:y1="10.525cm" svg:x2="3.54cm" svg:y2="9.763cm">
          <text:p/>
        </draw:line>
        <draw:line draw:style-name="gr3" draw:text-style-name="P3" draw:layer="layout" svg:x1="4.175cm" svg:y1="10.525cm" svg:x2="4.175cm" svg:y2="9.763cm">
          <text:p/>
        </draw:line>
        <draw:line draw:style-name="gr3" draw:text-style-name="P3" draw:layer="layout" svg:x1="16.621cm" svg:y1="10.525cm" svg:x2="16.621cm" svg:y2="9.763cm">
          <text:p/>
        </draw:line>
        <draw:line draw:style-name="gr3" draw:text-style-name="P3" draw:layer="layout" svg:x1="18.78cm" svg:y1="10.525cm" svg:x2="18.78cm" svg:y2="9.763cm">
          <text:p/>
        </draw:line>
        <draw:line draw:style-name="gr4" draw:text-style-name="P3" draw:layer="layout" svg:x1="17.383cm" svg:y1="10.144cm" svg:x2="16.621cm" svg:y2="10.144cm">
          <text:p/>
        </draw:line>
        <draw:line draw:style-name="gr4" draw:text-style-name="P3" draw:layer="layout" svg:x1="18.018cm" svg:y1="10.144cm" svg:x2="18.78cm" svg:y2="10.144cm">
          <text:p/>
        </draw:line>
        <draw:frame draw:style-name="gr7" draw:text-style-name="P2" draw:layer="layout" svg:width="0.635cm" svg:height="0.762cm" svg:x="3.54cm" svg:y="9.763cm">
          <draw:text-box>
            <text:p>c</text:p>
          </draw:text-box>
        </draw:frame>
        <draw:frame draw:style-name="gr6" draw:text-style-name="P2" draw:layer="layout" svg:width="0.762cm" svg:height="0.762cm" svg:x="17.319cm" svg:y="9.758cm">
          <draw:text-box>
            <text:p>d</text:p>
          </draw:text-box>
        </draw:frame>
        <draw:line draw:style-name="gr5" draw:text-style-name="P5" draw:layer="layout" svg:x1="19.796cm" svg:y1="8.62cm" svg:x2="19.034cm" svg:y2="8.62cm">
          <text:p/>
        </draw:line>
        <draw:line draw:style-name="gr5" draw:text-style-name="P5" draw:layer="layout" svg:x1="19.796cm" svg:y1="9.509cm" svg:x2="19.034cm" svg:y2="9.509cm">
          <text:p/>
        </draw:line>
        <draw:frame draw:style-name="gr6" draw:text-style-name="P2" draw:layer="layout" svg:width="0.762cm" svg:height="0.762cm" svg:x="19.034cm" svg:y="8.747cm">
          <draw:text-box>
            <text:p>a</text:p>
          </draw:text-box>
        </draw:frame>
        <draw:line draw:style-name="gr5" draw:text-style-name="P5" draw:layer="layout" svg:x1="19.796cm" svg:y1="5.953cm" svg:x2="19.034cm" svg:y2="5.953cm">
          <text:p/>
        </draw:line>
        <draw:line draw:style-name="gr4" draw:text-style-name="P3" draw:layer="layout" svg:x1="19.415cm" svg:y1="6.461cm" svg:x2="19.415cm" svg:y2="5.953cm">
          <text:p/>
        </draw:line>
        <draw:line draw:style-name="gr4" draw:text-style-name="P3" draw:layer="layout" svg:x1="19.415cm" svg:y1="7.223cm" svg:x2="19.415cm" svg:y2="7.731cm">
          <text:p/>
        </draw:line>
        <draw:frame draw:style-name="gr6" draw:text-style-name="P2" draw:layer="layout" svg:width="0.762cm" svg:height="0.762cm" svg:x="19.034cm" svg:y="6.461cm">
          <draw:text-box>
            <text:p>b</text:p>
          </draw:text-box>
        </draw:frame>
        <draw:custom-shape draw:style-name="gr8" draw:text-style-name="P6" draw:layer="layout" svg:width="15.24cm" svg:height="5.715cm" svg:x="3.54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3.54cm" svg:y1="5.953cm" svg:x2="18.78cm" svg:y2="5.953cm">
          <text:p/>
        </draw:line>
        <draw:line draw:style-name="gr9" draw:text-style-name="P3" draw:layer="layout" svg:x1="3.54cm" svg:y1="6.842cm" svg:x2="18.78cm" svg:y2="8.62cm">
          <text:p/>
        </draw:line>
        <draw:line draw:style-name="gr10" draw:text-style-name="P5" draw:layer="layout" svg:x1="3.54cm" svg:y1="7.731cm" svg:x2="16.621cm" svg:y2="9.509cm">
          <text:p/>
        </draw:line>
        <draw:line draw:style-name="gr11" draw:text-style-name="P5" draw:layer="layout" svg:x1="3.54cm" svg:y1="6.842cm" svg:x2="4.175cm" svg:y2="9.509cm">
          <text:p/>
        </draw:line>
        <draw:custom-shape draw:style-name="gr12" draw:text-style-name="P7" draw:layer="layout" svg:width="0.508cm" svg:height="0.508cm" svg:x="10.906cm" svg:y="5.191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508cm" svg:height="0.508cm" svg:x="10.906cm" svg:y="7.096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508cm" svg:height="0.522cm" svg:x="4.026cm" svg:y="8.227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508cm" svg:height="0.508cm" svg:x="10.9cm" svg:y="8.185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1" draw:text-style-name="P5" draw:layer="layout" svg:x1="11.134cm" svg:y1="24.2cm" svg:x2="11.134cm" svg:y2="25.495cm">
            <text:p/>
          </draw:line>
          <draw:line draw:style-name="gr14" draw:text-style-name="P5" draw:layer="layout" svg:x1="11.134cm" svg:y1="24.2cm" svg:x2="18.432cm" svg:y2="26.566cm">
            <text:p/>
          </draw:line>
          <draw:line draw:style-name="gr14" draw:text-style-name="P5" draw:layer="layout" svg:x1="18.356cm" svg:y1="26.94cm" svg:x2="18.431cm" svg:y2="26.567cm">
            <text:p/>
          </draw:line>
          <draw:line draw:style-name="gr14" draw:text-style-name="P5" draw:layer="layout" svg:x1="18.357cm" svg:y1="26.94cm" svg:x2="11.134cm" svg:y2="25.495cm">
            <text:p/>
          </draw:line>
          <draw:line draw:style-name="gr14" draw:text-style-name="P5" draw:layer="layout" svg:x1="11.134cm" svg:y1="24.2cm" svg:x2="3.836cm" svg:y2="26.566cm">
            <text:p/>
          </draw:line>
          <draw:line draw:style-name="gr14" draw:text-style-name="P5" draw:layer="layout" svg:x1="3.911cm" svg:y1="26.94cm" svg:x2="3.836cm" svg:y2="26.567cm">
            <text:p/>
          </draw:line>
          <draw:line draw:style-name="gr14" draw:text-style-name="P5" draw:layer="layout" svg:x1="3.911cm" svg:y1="26.94cm" svg:x2="11.134cm" svg:y2="25.495cm">
            <text:p/>
          </draw:line>
          <draw:custom-shape draw:style-name="gr15" draw:text-style-name="P8" draw:layer="layout" svg:width="0.254cm" svg:height="0.254cm" svg:x="11.033cm" svg:y="2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9" draw:layer="layout" svg:width="1.397cm" svg:height="0.962cm" svg:x="10.43cm" svg:y="25.47cm">
            <draw:text-box>
              <text:p><text:span text:style-name="T4">Cg</text:span></text:p>
            </draw:text-box>
          </draw:frame>
          <draw:frame draw:style-name="gr17" draw:text-style-name="P1" draw:layer="layout" svg:width="2.794cm" svg:height="0.635cm" svg:x="17.796cm" svg:y="25.724cm">
            <draw:text-box>
              <text:p>top view</text:p>
            </draw:text-box>
          </draw:frame>
        </draw:g>
        <draw:g>
          <draw:g>
            <draw:line draw:style-name="gr14" draw:text-style-name="P5" draw:layer="layout" svg:x1="11.541cm" svg:y1="16.809cm" svg:x2="12.43cm" svg:y2="16.809cm">
              <text:p/>
            </draw:line>
            <draw:line draw:style-name="gr5" draw:text-style-name="P5" draw:layer="layout" svg:x1="11.541cm" svg:y1="16.555cm" svg:x2="11.541cm" svg:y2="15.793cm">
              <text:p/>
            </draw:line>
            <draw:line draw:style-name="gr5" draw:text-style-name="P5" draw:layer="layout" svg:x1="12.43cm" svg:y1="16.555cm" svg:x2="12.43cm" svg:y2="15.793cm">
              <text:p/>
            </draw:line>
            <draw:frame draw:style-name="gr18" draw:text-style-name="P1" draw:layer="layout" svg:width="0.889cm" svg:height="0.962cm" svg:x="11.541cm" svg:y="15.72cm">
              <draw:text-box>
                <text:p>a</text:p>
              </draw:text-box>
            </draw:frame>
          </draw:g>
          <draw:g>
            <draw:line draw:style-name="gr14" draw:text-style-name="P5" draw:layer="layout" svg:x1="14.151cm" svg:y1="17.254cm" svg:x2="12.431cm" svg:y2="16.809cm">
              <text:p/>
            </draw:line>
            <draw:line draw:style-name="gr5" draw:text-style-name="P5" draw:layer="layout" svg:x1="14.215cm" svg:y1="17.009cm" svg:x2="14.406cm" svg:y2="16.271cm">
              <text:p/>
            </draw:line>
            <draw:frame draw:style-name="gr18" draw:text-style-name="P1" draw:layer="layout" svg:width="0.889cm" svg:height="0.962cm" draw:transform="rotate (-0.253072741539177) translate (13.194cm 15.882cm)">
              <draw:text-box>
                <text:p>b</text:p>
              </draw:text-box>
            </draw:frame>
            <draw:line draw:style-name="gr5" draw:text-style-name="P5" draw:layer="layout" svg:x1="12.494cm" svg:y1="16.563cm" svg:x2="12.685cm" svg:y2="15.825cm">
              <text:p/>
            </draw:line>
          </draw:g>
          <draw:line draw:style-name="gr5" draw:text-style-name="P5" draw:layer="layout" svg:x1="11.287cm" svg:y1="16.809cm" svg:x2="10.525cm" svg:y2="16.809cm">
            <text:p/>
          </draw:line>
          <draw:line draw:style-name="gr5" draw:text-style-name="P5" draw:layer="layout" svg:x1="13.7cm" svg:y1="17.317cm" svg:x2="10.525cm" svg:y2="17.317cm">
            <text:p/>
          </draw:line>
          <draw:frame draw:style-name="gr18" draw:text-style-name="P1" draw:layer="layout" svg:width="0.762cm" svg:height="0.962cm" svg:x="10.525cm" svg:y="16.609cm">
            <draw:text-box>
              <text:p>e</text:p>
            </draw:text-box>
          </draw:frame>
          <draw:line draw:style-name="gr19" draw:text-style-name="P5" draw:layer="layout" svg:x1="10.906cm" svg:y1="17.825cm" svg:x2="10.906cm" svg:y2="17.317cm">
            <text:p/>
          </draw:line>
          <draw:line draw:style-name="gr19" draw:text-style-name="P5" draw:layer="layout" svg:x1="10.906cm" svg:y1="16.174cm" svg:x2="10.906cm" svg:y2="16.809cm">
            <text:p/>
          </draw:line>
          <draw:frame draw:style-name="gr17" draw:text-style-name="P1" draw:layer="layout" svg:width="2.794cm" svg:height="0.635cm" svg:x="17.764cm" svg:y="16.482cm">
            <draw:text-box>
              <text:p>side view</text:p>
            </draw:text-box>
          </draw:frame>
        </draw:g>
        <draw:frame draw:style-name="gr20" draw:text-style-name="P11" draw:layer="layout" svg:width="16.383cm" svg:height="3.812cm" svg:x="3.094cm" svg:y="18.145cm">
          <draw:text-box>
            <text:p text:style-name="P10">Repeat steps 3-5 for the other wing (as a mirror image).<text:line-break/>Carve both wing edges where they join so they meet<text:line-break/>flush when held together at their<text:line-break/><text:span text:style-name="T1">dihedral</text:span> angle:<text:line-break/></text:p>
          </draw:text-box>
        </draw:frame>
        <draw:g>
          <draw:g>
            <draw:line draw:style-name="gr14" draw:text-style-name="P5" draw:layer="layout" svg:x1="11.181cm" svg:y1="21.883cm" svg:x2="18.42cm" svg:y2="20.994cm">
              <text:p/>
            </draw:line>
            <draw:line draw:style-name="gr14" draw:text-style-name="P5" draw:layer="layout" svg:x1="11.182cm" svg:y1="21.884cm" svg:x2="3.942cm" svg:y2="20.994cm">
              <text:p/>
            </draw:line>
            <draw:frame draw:style-name="gr17" draw:text-style-name="P1" draw:layer="layout" svg:width="2.794cm" svg:height="0.635cm" svg:x="17.785cm" svg:y="21.248cm">
              <draw:text-box>
                <text:p>front view</text:p>
              </draw:text-box>
            </draw:frame>
          </draw:g>
          <draw:line draw:style-name="gr21" draw:text-style-name="P5" draw:layer="layout" svg:x1="3.815cm" svg:y1="20.995cm" svg:x2="3.053cm" svg:y2="20.995cm">
            <text:p/>
          </draw:line>
          <draw:line draw:style-name="gr21" draw:text-style-name="P5" draw:layer="layout" svg:x1="10.673cm" svg:y1="21.884cm" svg:x2="3.053cm" svg:y2="21.884cm">
            <text:p/>
          </draw:line>
          <draw:frame draw:style-name="gr22" draw:text-style-name="P1" draw:layer="layout" svg:width="1.778cm" svg:height="0.889cm" svg:x="2.545cm" svg:y="20.995cm">
            <draw:text-box>
              <text:p>&gt;= c</text:p>
            </draw:text-box>
          </draw:frame>
          <draw:line draw:style-name="gr23" draw:text-style-name="P5" draw:layer="layout" svg:x1="3.434cm" svg:y1="20.233cm" svg:x2="3.434cm" svg:y2="20.995cm">
            <text:p/>
          </draw:line>
          <draw:line draw:style-name="gr23" draw:text-style-name="P5" draw:layer="layout" svg:x1="3.434cm" svg:y1="22.519cm" svg:x2="3.434cm" svg:y2="21.884cm">
            <text:p/>
          </draw:line>
        </draw:g>
        <draw:frame draw:style-name="gr24" draw:text-style-name="P11" draw:layer="layout" svg:width="19.463cm" svg:height="2.384cm" svg:x="1.127cm" svg:y="22.541cm">
          <draw:text-box>
            <text:p text:style-name="P10">Glue the wings together, holding the dihedral. <text:s/>Reinforce with tape.<text:line-break/>Apply weight/coins to the nose to achieve balance at the <text:span text:style-name="T1">Cg</text:span>.</text:p>
          </draw:text-box>
        </draw:frame>
        <draw:frame draw:style-name="gr25" draw:text-style-name="P13" draw:layer="layout" svg:width="8.252cm" svg:height="1.27cm" svg:x="12.338cm" svg:y="1.381cm">
          <draw:text-box>
            <text:p text:style-name="P12"><text:span text:style-name="T1">Tools:</text:span> foam core board, knife, <text:line-break/>straight edge, hot glue, box tape, coins</text:p>
          </draw:text-box>
        </draw:frame>
        <draw:frame draw:style-name="gr18" draw:text-style-name="P1" draw:layer="layout" svg:width="2.667cm" svg:height="0.962cm" svg:x="0.873cm" svg:y="26.146cm">
          <draw:text-box>
            <text:p>v 1.0</text:p>
          </draw:text-box>
        </draw:frame>
        <draw:custom-shape draw:style-name="gr26" draw:text-style-name="P14" draw:layer="layout" svg:width="1.016cm" svg:height="0.762cm" svg:x="3.032cm" svg:y="4.048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6" draw:text-style-name="P14" draw:layer="layout" svg:width="1.016cm" svg:height="0.762cm" svg:x="18.253cm" svg:y="4.024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5" draw:text-style-name="P5" draw:layer="layout" svg:x1="19.796cm" svg:y1="7.731cm" svg:x2="19.034cm" svg:y2="7.731cm">
          <text:p/>
        </draw:line>
        <draw:frame draw:style-name="gr6" draw:text-style-name="P2" draw:layer="layout" svg:width="0.762cm" svg:height="0.762cm" svg:x="19.034cm" svg:y="7.858cm">
          <draw:text-box>
            <text:p>a</text:p>
          </draw:text-box>
        </draw:frame>
        <draw:g>
          <draw:line draw:style-name="gr3" draw:text-style-name="P3" draw:layer="layout" svg:x1="3.54cm" svg:y1="5.704cm" svg:x2="3.54cm" svg:y2="4.942cm">
            <text:p/>
          </draw:line>
          <draw:line draw:style-name="gr3" draw:text-style-name="P3" draw:layer="layout" svg:x1="5.699cm" svg:y1="5.704cm" svg:x2="5.699cm" svg:y2="4.942cm">
            <text:p/>
          </draw:line>
          <draw:line draw:style-name="gr4" draw:text-style-name="P3" draw:layer="layout" svg:x1="4.302cm" svg:y1="5.323cm" svg:x2="3.54cm" svg:y2="5.323cm">
            <text:p/>
          </draw:line>
          <draw:line draw:style-name="gr4" draw:text-style-name="P3" draw:layer="layout" svg:x1="4.937cm" svg:y1="5.323cm" svg:x2="5.699cm" svg:y2="5.323cm">
            <text:p/>
          </draw:line>
          <draw:frame draw:style-name="gr6" draw:text-style-name="P2" draw:layer="layout" svg:width="0.762cm" svg:height="0.762cm" svg:x="4.238cm" svg:y="4.937cm">
            <draw:text-box>
              <text:p>d</text:p>
            </draw:text-box>
          </draw:frame>
        </draw:g>
        <draw:line draw:style-name="gr11" draw:text-style-name="P5" draw:layer="layout" svg:x1="18.145cm" svg:y1="5.953cm" svg:x2="18.78cm" svg:y2="8.62cm">
          <text:p/>
        </draw:line>
        <draw:line draw:style-name="gr3" draw:text-style-name="P3" draw:layer="layout" svg:x1="18.145cm" svg:y1="5.699cm" svg:x2="18.145cm" svg:y2="4.937cm">
          <text:p/>
        </draw:line>
        <draw:line draw:style-name="gr3" draw:text-style-name="P3" draw:layer="layout" svg:x1="18.78cm" svg:y1="5.699cm" svg:x2="18.78cm" svg:y2="4.937cm">
          <text:p/>
        </draw:line>
        <draw:frame draw:style-name="gr7" draw:text-style-name="P2" draw:layer="layout" svg:width="0.635cm" svg:height="0.762cm" svg:x="18.145cm" svg:y="4.937cm">
          <draw:text-box>
            <text:p>c</text:p>
          </draw:text-box>
        </draw:frame>
        <draw:line draw:style-name="gr10" draw:text-style-name="P5" draw:layer="layout" svg:x1="5.699cm" svg:y1="5.953cm" svg:x2="18.78cm" svg:y2="7.731cm">
          <text:p/>
        </draw:line>
        <draw:g>
          <draw:frame draw:style-name="gr7" draw:text-style-name="P2" draw:layer="layout" svg:width="11.208cm" svg:height="5.461cm" svg:x="9.456cm" svg:y="10.446cm">
            <draw:text-box>
              <text:p><text:span text:style-name="T5">Measure L, calculate dimensions a-e and</text:span><text:span text:style-name="T5"><text:line-break/></text:span><text:span text:style-name="T5">mark them along the edges of the board.</text:span><text:span text:style-name="T5"><text:line-break/></text:span><text:span text:style-name="T5">Cut away excess width.</text:span><text:span text:style-name="T5"><text:line-break/></text:span><text:span text:style-name="T5">Cut into two symmetric wings.</text:span><text:span text:style-name="T5"><text:line-break/></text:span><text:span text:style-name="T5">Score the underside of the wing.</text:span><text:span text:style-name="T5"><text:line-break/></text:span>Cut diagonal to create wing <text:span text:style-name="T1">sweep</text:span>.<text:line-break/>Crush and glue inside the score<text:line-break/>to <text:span text:style-name="T1">camber</text:span> the wing. <text:s/>Wipe excess glue.</text:p>
            </draw:text-box>
          </draw:frame>
          <draw:custom-shape draw:style-name="gr12" draw:text-style-name="P7" draw:layer="layout" svg:width="0.508cm" svg:height="0.508cm" svg:x="8.774cm" svg:y="11.89cm">
            <text:p text:style-name="P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508cm" svg:height="0.508cm" svg:x="8.774cm" svg:y="12.525cm">
            <text:p text:style-name="P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508cm" svg:height="0.508cm" svg:x="8.774cm" svg:y="13.16cm">
            <text:p text:style-name="P7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508cm" svg:height="0.508cm" svg:x="8.774cm" svg:y="13.795cm">
            <text:p text:style-name="P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508cm" svg:height="0.508cm" svg:x="8.774cm" svg:y="14.43cm">
            <text:p text:style-name="P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508cm" svg:height="0.508cm" svg:x="8.775cm" svg:y="10.691cm">
            <text:p text:style-name="P7">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2a6099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5T15:04:34.895000000</meta:creation-date>
    <dc:date>2023-04-08T15:43:14.662000000</dc:date>
    <meta:editing-duration>PT5H59M26S</meta:editing-duration>
    <meta:editing-cycles>39</meta:editing-cycles>
    <meta:generator>LibreOffice/7.3.7.2$Windows_X86_64 LibreOffice_project/e114eadc50a9ff8d8c8a0567d6da8f454beeb84f</meta:generator>
    <meta:print-date>2022-11-05T17:11:25.980000000</meta:print-date>
    <meta:document-statistic meta:object-count="107"/>
    <meta:user-defined meta:name="ver">1.0</meta:user-defined>
  </office:meta>
</office:document-meta>
</file>